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1" svg:font-family="'Open Sans'"/>
    <style:font-face style:name="Open Sans" svg:font-family="'Open Sans', Helvetica, Arial, FreeSans"/>
    <style:font-face style:name="Roboto" svg:font-family="Roboto, Arial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a3a3a" fo:letter-spacing="normal"/>
    </style:style>
    <style:style style:name="T1" style:family="text">
      <style:text-properties fo:color="#0971b2" style:text-line-through-style="none" style:text-line-through-type="none" style:font-name="Open Sans1" fo:font-size="14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color="#0971b2" style:text-line-through-style="none" style:text-line-through-type="none" style:font-name="Roboto" fo:font-size="13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font-name="Open Sans1" fo:font-size="14pt" fo:letter-spacing="normal" fo:font-style="normal" fo:font-weight="normal"/>
    </style:style>
    <style:style style:name="T4" style:family="text">
      <style:text-properties fo:font-variant="normal" fo:text-transform="none" fo:color="#0971b2" style:text-line-through-style="none" style:text-line-through-type="none" style:font-name="Open Sans1" fo:font-size="14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880000" style:font-name="monospace" fo:font-size="14pt" fo:letter-spacing="normal" fo:font-style="normal" fo:font-weight="normal" fo:background-color="#eeeeee" loext:char-shading-value="0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ngoose provides a straight-forward, schema-based solution to modeling your application data and includes built-in type casting, validation, query building, business logic</text:p>
      <text:p text:style-name="Standard"/>
      <text:p text:style-name="Standard"/>
      <text:p text:style-name="P1"><text:span text:style-name="T4">Models</text:span><text:span text:style-name="T3"> are fancy constructors compiled from </text:span><text:span text:style-name="Source_20_Text"><text:span text:style-name="T5">Schema</text:span></text:span><text:span text:style-name="T3"> definitions.An instance of a model is called a </text:span><text:span text:style-name="T4">document</text:span><text:span text:style-name="T3">. Models are responsible for creating and reading documents from the underlying MongoDB database.</text:span></text:p>
      <text:p text:style-name="P1"><text:span text:style-name="T3"/></text:p>
      <text:p text:style-name="P1"><text:span text:style-name="T3">Schemas not only define the structure of your document and casting of properties, they also define document </text:span><text:span text:style-name="T4">instance methods</text:span><text:span text:style-name="T3">, </text:span><text:span text:style-name="T4">static Model methods</text:span><text:span text:style-name="T3">, </text:span><text:span text:style-name="T4">compound indexes</text:span><text:span text:style-name="T3">, and document lifecycle hooks called </text:span><text:span text:style-name="T4">middleware</text:span></text:p>
      <text:p text:style-name="P1"><text:span text:style-name="T4"/></text:p>
      <text:p text:style-name="P2"><text:span text:style-name="T1"><text:s/></text:span><text:span text:style-name="T2">Mongoose allows you to define objects with a strongly-typed schema that is mapped to a MongoDB docu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1" svg:font-family="'Open Sans'"/>
    <style:font-face style:name="Open Sans" svg:font-family="'Open Sans', Helvetica, Arial, FreeSans"/>
    <style:font-face style:name="Roboto" svg:font-family="Roboto, Arial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orphans="2" fo:widows="2" fo:text-indent="0cm" style:auto-text-indent="false"/>
      <style:text-properties fo:font-variant="normal" fo:text-transform="none" fo:color="#333333" style:font-name="Open Sans" fo:font-family="'Open Sans', Helvetica, Arial, FreeSans" fo:font-size="13.5pt" fo:letter-spacing="normal" fo:font-style="normal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2:30:35.611408504</meta:creation-date>
    <dc:date>2019-04-12T17:49:51.003435776</dc:date>
    <meta:editing-duration>PT1H28M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97" meta:character-count="691" meta:non-whitespace-character-count="597"/>
  </office:meta>
</office:document-meta>
</file>